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1000003FC000003576EB44A98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表格2" style:family="table">
      <style:table-properties style:width="18.805cm" fo:margin-left="0.155cm" fo:margin-right="0.041cm" table:align="margins"/>
    </style:style>
    <style:style style:name="表格2.A" style:family="table-column">
      <style:table-column-properties style:column-width="0.72cm" style:rel-column-width="2508*"/>
    </style:style>
    <style:style style:name="表格2.B" style:family="table-column">
      <style:table-column-properties style:column-width="2.478cm" style:rel-column-width="8636*"/>
    </style:style>
    <style:style style:name="表格2.C" style:family="table-column">
      <style:table-column-properties style:column-width="0.288cm" style:rel-column-width="1001*"/>
    </style:style>
    <style:style style:name="表格2.D" style:family="table-column">
      <style:table-column-properties style:column-width="0.049cm" style:rel-column-width="172*"/>
    </style:style>
    <style:style style:name="表格2.E" style:family="table-column">
      <style:table-column-properties style:column-width="0.143cm" style:rel-column-width="497*"/>
    </style:style>
    <style:style style:name="表格2.F" style:family="table-column">
      <style:table-column-properties style:column-width="2.309cm" style:rel-column-width="8046*"/>
    </style:style>
    <style:style style:name="表格2.G" style:family="table-column">
      <style:table-column-properties style:column-width="0.94cm" style:rel-column-width="3276*"/>
    </style:style>
    <style:style style:name="表格2.H" style:family="table-column">
      <style:table-column-properties style:column-width="0.769cm" style:rel-column-width="2680*"/>
    </style:style>
    <style:style style:name="表格2.I" style:family="table-column">
      <style:table-column-properties style:column-width="0.24cm" style:rel-column-width="836*"/>
    </style:style>
    <style:style style:name="表格2.J" style:family="table-column">
      <style:table-column-properties style:column-width="0.072cm" style:rel-column-width="252*"/>
    </style:style>
    <style:style style:name="表格2.K" style:family="table-column">
      <style:table-column-properties style:column-width="0.601cm" style:rel-column-width="2096*"/>
    </style:style>
    <style:style style:name="表格2.L" style:family="table-column">
      <style:table-column-properties style:column-width="0.192cm" style:rel-column-width="670*"/>
    </style:style>
    <style:style style:name="表格2.M" style:family="table-column">
      <style:table-column-properties style:column-width="0.961cm" style:rel-column-width="3350*"/>
    </style:style>
    <style:style style:name="表格2.N" style:family="table-column">
      <style:table-column-properties style:column-width="1.395cm" style:rel-column-width="4862*"/>
    </style:style>
    <style:style style:name="表格2.O" style:family="table-column">
      <style:table-column-properties style:column-width="0.649cm" style:rel-column-width="2262*"/>
    </style:style>
    <style:style style:name="表格2.P" style:family="table-column">
      <style:table-column-properties style:column-width="1.275cm" style:rel-column-width="4444*"/>
    </style:style>
    <style:style style:name="表格2.Q" style:family="table-column">
      <style:table-column-properties style:column-width="0.626cm" style:rel-column-width="2182*"/>
    </style:style>
    <style:style style:name="表格2.R" style:family="table-column">
      <style:table-column-properties style:column-width="0.166cm" style:rel-column-width="577*"/>
    </style:style>
    <style:style style:name="表格2.S" style:family="table-column">
      <style:table-column-properties style:column-width="0.409cm" style:rel-column-width="1426*"/>
    </style:style>
    <style:style style:name="表格2.U" style:family="table-column">
      <style:table-column-properties style:column-width="3.343cm" style:rel-column-width="11648*"/>
    </style:style>
    <style:style style:name="表格2.V" style:family="table-column">
      <style:table-column-properties style:column-width="0.554cm" style:rel-column-width="1932*"/>
    </style:style>
    <style:style style:name="表格2.1" style:family="table-row">
      <style:table-row-properties style:min-row-height="1.034cm"/>
    </style:style>
    <style:style style:name="表格2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表格2.2" style:family="table-row">
      <style:table-row-properties style:min-row-height="0.792cm"/>
    </style:style>
    <style:style style:name="表格2.E2" style:family="table-cell">
      <style:table-cell-properties style:vertical-align="" fo:background-color="transparent" fo:padding="0cm" fo:border="none">
        <style:background-image/>
      </style:table-cell-properties>
    </style:style>
    <style:style style:name="表格2.3" style:family="table-row">
      <style:table-row-properties style:min-row-height="0.349cm"/>
    </style:style>
    <style:style style:name="表格2.4" style:family="table-row">
      <style:table-row-properties style:min-row-height="0.249cm"/>
    </style:style>
    <style:style style:name="表格2.A4" style:family="table-cell">
      <style:table-cell-properties style:vertical-align="middle" fo:background-color="transparent" fo:padding="0.097cm" fo:border-left="0.035cm solid #000000" fo:border-right="none" fo:border-top="0.035cm solid #000000" fo:border-bottom="0.035cm solid #000000">
        <style:background-image/>
      </style:table-cell-properties>
    </style:style>
    <style:style style:name="表格2.Q4" style:family="table-cell">
      <style:table-cell-properties style:vertical-align="middle" fo:background-color="transparent" fo:padding="0.097cm" fo:border="0.035cm solid #000000">
        <style:background-image/>
      </style:table-cell-properties>
    </style:style>
    <style:style style:name="表格2.5" style:family="table-row">
      <style:table-row-properties style:min-row-height="0.776cm"/>
    </style:style>
    <style:style style:name="表格2.A5" style:family="table-cell">
      <style:table-cell-properties style:vertical-align="middle" fo:background-color="transparent" fo:padding="0.097cm" fo:border-left="0.035cm solid #000000" fo:border-right="none" fo:border-top="none" fo:border-bottom="0.035cm solid #000000">
        <style:background-image/>
      </style:table-cell-properties>
    </style:style>
    <style:style style:name="表格2.Q5" style:family="table-cell">
      <style:table-cell-properties style:vertical-align="middle" fo:background-color="transparent" fo:padding="0.097cm" fo:border-left="0.035cm solid #000000" fo:border-right="0.035cm solid #000000" fo:border-top="none" fo:border-bottom="0.035cm solid #000000">
        <style:background-image/>
      </style:table-cell-properties>
    </style:style>
    <style:style style:name="表格2.6" style:family="table-row">
      <style:table-row-properties style:min-row-height="0.025cm"/>
    </style:style>
    <style:style style:name="表格2.A6" style:family="table-cell">
      <style:table-cell-properties style:vertical-align="middle" fo:padding="0.097cm" fo:border="0.035cm solid #000000"/>
    </style:style>
    <style:style style:name="表格2.B6" style:family="table-cell">
      <style:table-cell-properties style:vertical-align="middle" fo:background-color="transparent" fo:padding="0.097cm" fo:border-left="0.035cm solid #000000" fo:border-right="none" fo:border-top="0.035cm solid #000000" fo:border-bottom="none">
        <style:background-image/>
      </style:table-cell-properties>
    </style:style>
    <style:style style:name="表格2.C6" style:family="table-cell">
      <style:table-cell-properties style:vertical-align="middle" fo:background-color="transparent" fo:padding="0.097cm" fo:border-left="none" fo:border-right="none" fo:border-top="0.035cm solid #000000" fo:border-bottom="none">
        <style:background-image/>
      </style:table-cell-properties>
    </style:style>
    <style:style style:name="表格2.S6" style:family="table-cell">
      <style:table-cell-properties style:vertical-align="middle" fo:background-color="transparent" fo:padding="0.097cm" fo:border-left="none" fo:border-right="0.035cm solid #000000" fo:border-top="0.035cm solid #000000" fo:border-bottom="none">
        <style:background-image/>
      </style:table-cell-properties>
    </style:style>
    <style:style style:name="表格2.B7" style:family="table-cell">
      <style:table-cell-properties style:vertical-align="middle" fo:background-color="transparent" fo:padding="0.097cm" fo:border-left="0.035cm solid #000000" fo:border-right="none" fo:border-top="none" fo:border-bottom="none">
        <style:background-image/>
      </style:table-cell-properties>
    </style:style>
    <style:style style:name="表格2.C7" style:family="table-cell">
      <style:table-cell-properties style:vertical-align="middle" fo:background-color="transparent" fo:padding="0.097cm" fo:border="none">
        <style:background-image/>
      </style:table-cell-properties>
    </style:style>
    <style:style style:name="表格2.E7" style:family="table-cell">
      <style:table-cell-properties style:vertical-align="middle" fo:background-color="transparent" fo:padding="0.097cm" fo:border-left="none" fo:border-right="0.035cm solid #000000" fo:border-top="none" fo:border-bottom="none">
        <style:background-image/>
      </style:table-cell-properties>
    </style:style>
    <style:style style:name="表格2.14" style:family="table-row">
      <style:table-row-properties style:min-row-height="0.467cm"/>
    </style:style>
    <style:style style:name="表格2.25" style:family="table-row">
      <style:table-row-properties style:min-row-height="0.123cm"/>
    </style:style>
    <style:style style:name="表格2.A25" style:family="table-cell">
      <style:table-cell-properties style:vertical-align="middle" fo:padding="0.097cm" fo:border-left="0.035cm solid #000000" fo:border-right="none" fo:border-top="none" fo:border-bottom="0.035cm solid #000000"/>
    </style:style>
    <style:style style:name="表格2.B25" style:family="table-cell">
      <style:table-cell-properties style:vertical-align="middle" fo:padding="0.097cm" fo:border-left="0.035cm solid #000000" fo:border-right="none" fo:border-top="0.035cm solid #000000" fo:border-bottom="none"/>
    </style:style>
    <style:style style:name="表格2.H25" style:family="table-cell">
      <style:table-cell-properties style:vertical-align="middle" fo:padding="0.097cm" fo:border-left="none" fo:border-right="none" fo:border-top="0.035cm solid #000000" fo:border-bottom="none"/>
    </style:style>
    <style:style style:name="表格2.T25" style:family="table-cell">
      <style:table-cell-properties style:vertical-align="middle" fo:padding="0.097cm" fo:border-left="none" fo:border-right="0.035cm solid #000000" fo:border-top="0.035cm solid #000000" fo:border-bottom="none"/>
    </style:style>
    <style:style style:name="表格2.H26" style:family="table-cell">
      <style:table-cell-properties style:vertical-align="middle" fo:padding="0.097cm" fo:border-left="none" fo:border-right="none" fo:border-top="none" fo:border-bottom="0.035cm solid #000000"/>
    </style:style>
    <style:style style:name="表格2.T26" style:family="table-cell">
      <style:table-cell-properties style:vertical-align="middle" fo:padding="0.097cm" fo:border-left="none" fo:border-right="0.035cm solid #000000" fo:border-top="none" fo:border-bottom="0.035cm solid #000000"/>
    </style:style>
    <style:style style:name="表格2.27" style:family="table-row">
      <style:table-row-properties style:min-row-height="0.099cm"/>
    </style:style>
    <style:style style:name="表格2.B27" style:family="table-cell">
      <style:table-cell-properties style:vertical-align="middle" fo:padding="0.097cm" fo:border-left="0.035cm solid #000000" fo:border-right="none" fo:border-top="none" fo:border-bottom="none"/>
    </style:style>
    <style:style style:name="表格2.D27" style:family="table-cell">
      <style:table-cell-properties style:vertical-align="middle" fo:padding="0.097cm" fo:border="none"/>
    </style:style>
    <style:style style:name="表格2.F27" style:family="table-cell">
      <style:table-cell-properties style:vertical-align="middle" fo:padding="0.097cm" fo:border-left="none" fo:border-right="0.035cm solid #000000" fo:border-top="none" fo:border-bottom="none"/>
    </style:style>
    <style:style style:name="表格2.32" style:family="table-row">
      <style:table-row-properties style:min-row-height="3.302cm"/>
    </style:style>
    <style:style style:name="表格2.B32" style:family="table-cell">
      <style:table-cell-properties style:vertical-align="" fo:padding="0.097cm" fo:border="0.035cm solid #000000"/>
    </style:style>
    <style:style style:name="表格2.33" style:family="table-row">
      <style:table-row-properties style:min-row-height="0.499cm"/>
    </style:style>
    <style:style style:name="表格2.34" style:family="table-row">
      <style:table-row-properties style:min-row-height="0.513cm"/>
    </style:style>
    <style:style style:name="表格3" style:family="table">
      <style:table-properties style:width="18.875cm" fo:margin-left="0.078cm" fo:margin-right="0.048cm" table:align="margins"/>
    </style:style>
    <style:style style:name="表格3.A" style:family="table-column">
      <style:table-column-properties style:column-width="18.875cm" style:rel-column-width="65535*"/>
    </style:style>
    <style:style style:name="表格3.1" style:family="table-row">
      <style:table-row-properties style:min-row-height="0.504cm"/>
    </style:style>
    <style:style style:name="表格3.A1" style:family="table-cell">
      <style:table-cell-properties fo:padding="0.097cm" fo:border-left="none" fo:border-right="none" fo:border-top="0.002cm solid #000000" fo:border-bottom="none"/>
    </style:style>
    <style:style style:name="P1" style:family="paragraph" style:parent-style-name="Standard">
      <style:text-properties style:font-name="宋体" fo:font-size="10.5pt" style:font-name-asian="宋体" style:font-size-asian="10.5pt" style:font-size-complex="10.5pt"/>
    </style:style>
    <style:style style:name="P2" style:family="paragraph" style:parent-style-name="Standard">
      <style:text-properties style:font-name="宋体" style:font-name-asian="宋体"/>
    </style:style>
    <style:style style:name="P3" style:family="paragraph" style:parent-style-name="Standard">
      <style:text-properties style:font-name="宋体" fo:font-size="5pt" style:font-name-asian="宋体" style:font-size-asian="5pt" style:font-size-complex="5pt"/>
    </style:style>
    <style:style style:name="P4" style:family="paragraph" style:parent-style-name="Standard">
      <style:text-properties style:font-name="Times New Roman" fo:font-size="10.5pt" style:font-name-asian="宋体" style:font-size-asian="10.5pt" style:language-asian="zh" style:country-asian="CN" style:font-size-complex="10.5pt"/>
    </style:style>
    <style:style style:name="P5" style:family="paragraph" style:parent-style-name="Table_20_Contents">
      <style:paragraph-properties fo:text-align="center" style:justify-single-word="false"/>
      <style:text-properties style:font-name="宋体" fo:font-size="12pt" fo:font-weight="bold" style:font-name-asian="宋体" style:font-size-asian="12pt" style:language-asian="zh" style:country-asian="CN" style:font-weight-asian="bold" style:font-size-complex="12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style:font-name="宋体" fo:font-size="10.5pt" fo:font-weight="bold" style:font-name-asian="宋体" style:font-size-asian="10.5pt" style:language-asian="zh" style:country-asian="CN" style:font-weight-asian="bold" style:font-size-complex="10.5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宋体" fo:font-size="10.5pt" style:font-name-asian="宋体" style:font-size-asian="10.5pt" style:language-asian="zh" style:country-asian="CN" style:font-size-complex="10.5pt"/>
    </style:style>
    <style:style style:name="P8" style:family="paragraph" style:parent-style-name="Table_20_Contents">
      <style:text-properties style:font-name="宋体" fo:font-size="10.5pt" style:font-name-asian="宋体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宋体" fo:font-size="14pt" fo:font-weight="bold" style:font-name-asian="宋体" style:font-size-asian="14pt" style:language-asian="zh" style:country-asian="CN" style:font-weight-asian="bold" style:font-size-complex="14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11" style:family="paragraph" style:parent-style-name="Table_20_Contents">
      <style:paragraph-properties fo:text-align="center" style:justify-single-word="false"/>
      <style:text-properties style:font-name="宋体" fo:font-size="9pt" style:font-name-asian="宋体" style:font-size-asian="9pt" style:language-asian="zh" style:country-asian="CN" style:font-size-complex="9pt"/>
    </style:style>
    <style:style style:name="P12" style:family="paragraph" style:parent-style-name="Table_20_Contents">
      <style:paragraph-properties fo:text-align="start" style:justify-single-word="false"/>
      <style:text-properties style:font-name="宋体" fo:font-size="9pt" style:font-name-asian="宋体" style:font-size-asian="9pt" style:font-size-complex="9pt"/>
    </style:style>
    <style:style style:name="P13" style:family="paragraph" style:parent-style-name="Table_20_Contents">
      <style:paragraph-properties fo:text-align="start" style:justify-single-word="false"/>
      <style:text-properties fo:color="#000000" style:font-name="宋体" fo:font-size="9pt" fo:font-style="normal" style:font-name-asian="Consolas" style:font-size-asian="9pt" style:language-asian="zh" style:country-asian="CN" style:font-style-asian="normal" style:font-name-complex="Consolas" style:font-size-complex="9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6.5pt" fo:font-weight="bold" style:font-name-asian="宋体" style:font-size-asian="6.5pt" style:language-asian="zh" style:country-asian="CN" style:font-weight-asian="bold" style:font-size-complex="6.5pt" style:font-weight-complex="bold"/>
    </style:style>
    <style:style style:name="T1" style:family="text">
      <style:text-properties style:language-asian="zh" style:country-asian="CN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9pt" style:font-size-asian="9pt" style:font-size-complex="9pt"/>
    </style:style>
    <style:style style:name="T4" style:family="text">
      <style:text-properties style:font-name="Times New Roman" fo:font-size="9pt" style:font-size-asian="9pt" style:language-asian="zh" style:country-asian="CN" style:font-size-complex="9pt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T7" style:family="text">
      <style:text-properties fo:font-size="9pt" fo:font-weight="normal" style:font-size-asian="9pt" style:font-weight-asian="normal" style:font-size-complex="9pt" style:font-weight-complex="normal"/>
    </style:style>
    <style:style style:name="T8" style:family="text">
      <style:text-properties style:font-name-complex="宋体1"/>
    </style:style>
    <style:style style:name="T9" style:family="text">
      <style:text-properties style:font-name-complex="Lucida Sans"/>
    </style:style>
    <style:style style:name="T10" style:family="text">
      <style:text-properties fo:color="#000000" style:font-name="宋体" fo:font-weight="normal" style:font-name-asian="宋体" style:font-weight-asian="normal" style:font-name-complex="Consolas" style:font-weight-complex="normal"/>
    </style:style>
    <style:style style:name="T11" style:family="text">
      <style:text-properties fo:color="#000000" style:font-name="宋体" fo:font-weight="normal" style:font-name-asian="宋体" style:language-asian="zh" style:country-asian="CN" style:font-weight-asian="normal" style:font-name-complex="Consolas" style:font-weight-complex="normal"/>
    </style:style>
    <style:style style:name="T12" style:family="text">
      <style:text-properties style:font-name="宋体" style:font-name-asian="宋体"/>
    </style:style>
    <style:style style:name="T13" style:family="text">
      <style:text-properties style:text-underline-style="solid" style:text-underline-width="auto" style:text-underline-color="font-color"/>
    </style:style>
    <style:style style:name="T14" style:family="text">
      <style:text-properties style:font-name="宋体1" style:font-name-asian="宋体1" style:font-name-complex="宋体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 text:c="4"/><text:bookmark-start text:name="__DdeLink__1103_1155783691"/><text:s/><text:bookmark-end text:name="__DdeLink__1103_1155783691"/></text:p>
      <table:table table:name="表格2" table:style-name="表格2">
        <table:table-column table:style-name="表格2.A"/>
        <table:table-column table:style-name="表格2.B"/>
        <table:table-column table:style-name="表格2.C"/>
        <table:table-column table:style-name="表格2.D"/>
        <table:table-column table:style-name="表格2.E"/>
        <table:table-column table:style-name="表格2.F"/>
        <table:table-column table:style-name="表格2.G"/>
        <table:table-column table:style-name="表格2.H"/>
        <table:table-column table:style-name="表格2.I"/>
        <table:table-column table:style-name="表格2.J"/>
        <table:table-column table:style-name="表格2.K"/>
        <table:table-column table:style-name="表格2.L"/>
        <table:table-column table:style-name="表格2.M"/>
        <table:table-column table:style-name="表格2.N"/>
        <table:table-column table:style-name="表格2.O"/>
        <table:table-column table:style-name="表格2.P"/>
        <table:table-column table:style-name="表格2.Q"/>
        <table:table-column table:style-name="表格2.R"/>
        <table:table-column table:style-name="表格2.S"/>
        <table:table-column table:style-name="表格2.Q"/>
        <table:table-column table:style-name="表格2.U"/>
        <table:table-column table:style-name="表格2.V"/>
        <table:table-row table:style-name="表格2.1">
          <table:table-cell table:style-name="表格2.A1" table:number-rows-spanned="2" table:number-columns-spanned="4" office:value-type="string">
            <text:p text:style-name="P3"><draw:frame draw:style-name="fr1" draw:name="图形1" text:anchor-type="paragraph" svg:x="1.441cm" svg:y="0.092cm" svg:width="2.171cm" svg:height="1.616cm" draw:z-index="0"><draw:image xlink:href="Pictures/20000001000003FC000003576EB44A98.svm" xlink:type="simple" xlink:show="embed" xlink:actuate="onLoad"/></draw:frame></text:p>
          </table:table-cell>
          <table:covered-table-cell/>
          <table:covered-table-cell/>
          <table:covered-table-cell/>
          <table:table-cell table:style-name="表格2.A1" table:number-columns-spanned="16" office:value-type="string">
            <text:p text:style-name="P5"><text:s/>深圳市牧泰莱电路技术有限公司</text:p>
            <text:p text:style-name="P6"><text:span text:style-name="T2">SHENZHEN MULTILAYER PCB TECHNOLOGY CO .,LTD </text:span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A1" table:number-columns-spanned="2" office:value-type="string">
            <text:p text:style-name="P14">[[repeatIn(objects,'o')]] <text:s/></text:p>
          </table:table-cell>
          <table:covered-table-cell/>
        </table:table-row>
        <table:table-row table:style-name="表格2.2">
          <table:covered-table-cell/>
          <table:covered-table-cell/>
          <table:covered-table-cell/>
          <table:covered-table-cell/>
          <table:table-cell table:style-name="表格2.E2" table:number-columns-spanned="16" office:value-type="string">
            <text:p text:style-name="P9">用 <text:s text:c="2"/>户 <text:s/>单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A1" table:number-columns-spanned="2" office:value-type="string">
            <text:p text:style-name="P2"/>
          </table:table-cell>
          <table:covered-table-cell/>
        </table:table-row>
        <table:table-row table:style-name="表格2.3">
          <table:table-cell table:style-name="表格2.A1" table:number-columns-spanned="22" office:value-type="string">
            <text:p text:style-name="P7"><text:span text:style-name="T5"><text:s text:c="103"/></text:span><text:span text:style-name="T7">序号</text:span><text:span text:style-name="T6">[[o.name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4">
          <table:table-cell table:style-name="表格2.A4" table:number-columns-spanned="5" office:value-type="string">
            <text:p text:style-name="P10">用户名称：[[o.partner_id.name]] <text:s/></text:p>
          </table:table-cell>
          <table:covered-table-cell/>
          <table:covered-table-cell/>
          <table:covered-table-cell/>
          <table:covered-table-cell/>
          <table:table-cell table:style-name="表格2.A4" table:number-columns-spanned="5" office:value-type="string">
            <text:p text:style-name="P10">合同号：[[contract_code(cr,uid,o.id)]] <text:s text:c="2"/></text:p>
          </table:table-cell>
          <table:covered-table-cell/>
          <table:covered-table-cell/>
          <table:covered-table-cell/>
          <table:covered-table-cell/>
          <table:table-cell table:style-name="表格2.A4" table:number-columns-spanned="6" office:value-type="string">
            <text:p text:style-name="P10">联络人：[[o.contact ]] 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4" table:number-columns-spanned="6" office:value-type="string">
            <text:p text:style-name="P10">电话：[[o.phone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5">
          <table:table-cell table:style-name="表格2.A5" table:number-columns-spanned="5" office:value-type="string">
            <text:p text:style-name="P10">档 案 号：[[o.partner_id.partner_code]]-[[o.product_id]]</text:p>
          </table:table-cell>
          <table:covered-table-cell/>
          <table:covered-table-cell/>
          <table:covered-table-cell/>
          <table:covered-table-cell/>
          <table:table-cell table:style-name="表格2.A5" table:number-columns-spanned="5" office:value-type="string">
            <text:p text:style-name="P10">零件号：[[o.custmer_goodscode]] <text:s text:c="2"/></text:p>
          </table:table-cell>
          <table:covered-table-cell/>
          <table:covered-table-cell/>
          <table:covered-table-cell/>
          <table:covered-table-cell/>
          <table:table-cell table:style-name="表格2.A5" table:number-columns-spanned="6" office:value-type="string">
            <text:p text:style-name="P10">业务员：[[o.partner_id.user_id]] <text:s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Q5" table:number-columns-spanned="6" office:value-type="string">
            <text:p text:style-name="P10">邮箱：[[o.email]]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table-cell table:style-name="表格2.A6" table:number-rows-spanned="19" office:value-type="string">
            <text:p text:style-name="P11">技</text:p>
            <text:p text:style-name="P11"/>
            <text:p text:style-name="P11"/>
            <text:p text:style-name="P11"/>
            <text:p text:style-name="P11"/>
            <text:p text:style-name="P11"/>
            <text:p text:style-name="P11">术</text:p>
            <text:p text:style-name="P11"/>
            <text:p text:style-name="P11"/>
            <text:p text:style-name="P11"/>
            <text:p text:style-name="P11"/>
            <text:p text:style-name="P11"/>
            <text:p text:style-name="P11">标</text:p>
            <text:p text:style-name="P11"/>
            <text:p text:style-name="P11"/>
            <text:p text:style-name="P11"/>
            <text:p text:style-name="P11"/>
            <text:p text:style-name="P11"/>
            <text:p text:style-name="P11">准</text:p>
          </table:table-cell>
          <table:table-cell table:style-name="表格2.B6" office:value-type="string">
            <text:p text:style-name="P10">1、基板材料：</text:p>
          </table:table-cell>
          <table:table-cell table:style-name="表格2.C6" table:number-columns-spanned="2" office:value-type="string">
            <text:p text:style-name="P12"/>
          </table:table-cell>
          <table:covered-table-cell/>
          <table:table-cell table:style-name="表格2.C6" table:number-columns-spanned="14" office:value-type="string">
            <text:p text:style-name="P12">板材型号：<text:span text:style-name="T12"> </text:span><text:span text:style-name="T11">[[board_info(o.pcb_info_many)]]</text:span><text:span text:style-name="T12"> <text:s text:c="3"/></text:span><text:s text:c="2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S6" table:number-columns-spanned="4" office:value-type="string">
            <text:p text:style-name="P12"><text:s text:c="4"/><text:span text:style-name="T12"><text:s text:c="2"/></text:span><text:span text:style-name="T10">[[mix_press(o.pcb_info_many)]]</text:span>混压 <text:s text:c="3"/></text:p>
          </table:table-cell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/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基板厚度（双面板需指定厚度）：[[o.basic_board_thickness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/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C7" table:number-columns-spanned="8" office:value-type="string">
            <text:p text:style-name="P12"><text:bookmark-start text:name="__DdeLink__439_1246940679"/>外层铜箔厚度：<text:bookmark-end text:name="__DdeLink__439_1246940679"/>[[o.out_cu]] O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7" table:number-columns-spanned="10" office:value-type="string">
            <text:p text:style-name="P12">内层铜箔厚度：[[o.inner_cu]] O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2、成 <text:s text:c="3"/>品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C7" table:number-columns-spanned="2" office:value-type="string">
            <text:p text:style-name="P12">层数：[[o.layer_count]]</text:p>
          </table:table-cell>
          <table:covered-table-cell/>
          <table:table-cell table:style-name="表格2.C7" table:number-columns-spanned="4" office:value-type="string">
            <text:p text:style-name="P12">厚度：[[o.finish_board_thickness]]</text:p>
          </table:table-cell>
          <table:covered-table-cell/>
          <table:covered-table-cell/>
          <table:covered-table-cell/>
          <table:table-cell table:style-name="表格2.C7" table:number-columns-spanned="5" office:value-type="string">
            <text:p text:style-name="P12">公差：+[[o.finish_tol_upper]]/-[[o.finish_tol_lower]]</text:p>
          </table:table-cell>
          <table:covered-table-cell/>
          <table:covered-table-cell/>
          <table:covered-table-cell/>
          <table:covered-table-cell/>
          <table:table-cell table:style-name="表格2.E7" table:number-columns-spanned="7" office:value-type="string">
            <text:p text:style-name="P12">成品铜厚(外)：[[o.finish_out_cu]] OZ <text:s text:c="2"/>(内)：[[o.finish_inner_cu]] OZ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3、表面涂覆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C7" table:number-columns-spanned="5" office:value-type="string">
            <text:p text:style-name="P12">[[o.surface_treatment]]</text:p>
          </table:table-cell>
          <table:covered-table-cell/>
          <table:covered-table-cell/>
          <table:covered-table-cell/>
          <table:covered-table-cell/>
          <table:table-cell table:style-name="表格2.E7" table:number-columns-spanned="13" office:value-type="string">
            <text:p text:style-name="P12">涂层厚度及要求：[[o.surface_treatment_request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/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C7" table:number-columns-spanned="4" office:value-type="string">
            <text:p text:style-name="P12">金手指条数(pnl)：<text:bookmark-start text:name="__DdeLink__1242_2069458482"/>[[o.gold_finger_id.finger_count]]<text:bookmark-end text:name="__DdeLink__1242_2069458482"/></text:p>
          </table:table-cell>
          <table:covered-table-cell/>
          <table:covered-table-cell/>
          <table:covered-table-cell/>
          <table:table-cell table:style-name="表格2.C7" table:number-columns-spanned="7" office:value-type="string">
            <text:p text:style-name="P12">金手指斜边(/度)：<text:bookmark-start text:name="__DdeLink__1248_2069458482"/>[[o.gold_finger_id.bevel_edge]]<text:bookmark-end text:name="__DdeLink__1248_206945848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7" table:number-columns-spanned="7" office:value-type="string">
            <text:p text:style-name="P12">金手指描述：[[o.gold_finger_id.note]]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4、特殊工艺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0">[[special(o.pcb_info_many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/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[[buried_blind_via(cr,uid,o.id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14">
          <table:covered-table-cell/>
          <table:table-cell table:style-name="表格2.B7" office:value-type="string">
            <text:p text:style-name="P12"/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5、阻焊类型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C7" table:number-columns-spanned="7" office:value-type="string">
            <text:p text:style-name="P12">阻焊颜色：[[o.solder_colour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C7" table:number-columns-spanned="6" office:value-type="string">
            <text:p text:style-name="P12">型号：<text:span text:style-name="T1">[[o.solder_variants]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E7" table:number-columns-spanned="5" office:value-type="string">
            <text:p text:style-name="P12">阻焊类型：<text:span text:style-name="T1">[[o.solder_type]]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/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过线孔阻焊：<text:span text:style-name="T1">[[o.solder_via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6、字符类型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C7" table:number-columns-spanned="7" office:value-type="string">
            <text:p text:style-name="P12">字符颜色：<text:span text:style-name="T1">[[o.silk_colour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C7" table:number-columns-spanned="6" office:value-type="string">
            <text:p text:style-name="P12">型号：<text:span text:style-name="T1">[[o.silk_variants]]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E7" table:number-columns-spanned="5" office:value-type="string">
            <text:p text:style-name="P12">字符类型：<text:span text:style-name="T1">[[o.silk_type]]</text:span></text:p>
          </table:table-cell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/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7、外形加工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C7" table:number-columns-spanned="10" office:value-type="string">
            <text:p text:style-name="P10">[[route(o.pcb_info_many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E7" table:number-columns-spanned="8" office:value-type="string">
            <text:p text:style-name="P12">V-CUT度数：<text:span text:style-name="T1">[[o.vcut_angle]]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8、通断测试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[[test(o.pcb_info_many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9、验收标准：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[[accept(o.pcb_info_many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10、标记要求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[[mark(o.pcb_info_many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11、包装要求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[[packing(o.pcb_info_many)]][[o.packing_not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6">
          <table:covered-table-cell/>
          <table:table-cell table:style-name="表格2.B7" office:value-type="string">
            <text:p text:style-name="P12">12、附货要求</text:p>
          </table:table-cell>
          <table:table-cell table:style-name="表格2.C7" table:number-columns-spanned="2" office:value-type="string">
            <text:p text:style-name="P12"/>
          </table:table-cell>
          <table:covered-table-cell/>
          <table:table-cell table:style-name="表格2.E7" table:number-columns-spanned="18" office:value-type="string">
            <text:p text:style-name="P12">[[request_with(o.pcb_info_many)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5">
          <table:table-cell table:style-name="表格2.A25" table:number-rows-spanned="2" office:value-type="string">
            <text:p text:style-name="P11">难</text:p>
            <text:p text:style-name="P11">度</text:p>
          </table:table-cell>
          <table:table-cell table:style-name="表格2.B25" table:number-columns-spanned="6" office:value-type="string">
            <text:p text:style-name="P11">1、最小线宽：[[o.min_line_width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H25" table:number-columns-spanned="6" office:value-type="string">
            <text:p text:style-name="P11">最小间距：[[o.min_line_spac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H25" table:number-columns-spanned="6" office:value-type="string">
            <text:p text:style-name="P11">最小孔到线：[[o.min_hole2line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T25" table:number-columns-spanned="3" office:value-type="string">
            <text:p text:style-name="P11">最小孔径：[[o.min_finish_hole]]mm</text:p>
          </table:table-cell>
          <table:covered-table-cell/>
          <table:covered-table-cell/>
        </table:table-row>
        <table:table-row table:style-name="表格2.25">
          <table:covered-table-cell/>
          <table:table-cell table:style-name="表格2.A25" table:number-columns-spanned="6" office:value-type="string">
            <text:p text:style-name="P11">2、开 槽 数：[[o.pcs_slot_count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H26" table:number-columns-spanned="6" office:value-type="string">
            <text:p text:style-name="P11">其他孔数：[[o.pcs_drill_count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H26" table:number-columns-spanned="6" office:value-type="string">
            <text:p text:style-name="P11">光板数：[[o.fill_core_count]]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T26" table:number-columns-spanned="3" office:value-type="string">
            <text:p text:style-name="P11"/>
          </table:table-cell>
          <table:covered-table-cell/>
          <table:covered-table-cell/>
        </table:table-row>
        <table:table-row table:style-name="表格2.27">
          <table:table-cell table:style-name="表格2.A6" table:number-rows-spanned="5" office:value-type="string">
            <text:p text:style-name="P11">制</text:p>
            <text:p text:style-name="P11"/>
            <text:p text:style-name="P11">作</text:p>
            <text:p text:style-name="P11"/>
            <text:p text:style-name="P11">规</text:p>
            <text:p text:style-name="P11"/>
            <text:p text:style-name="P11">范</text:p>
          </table:table-cell>
          <table:table-cell table:style-name="表格2.B27" table:number-columns-spanned="2" office:value-type="string">
            <text:p text:style-name="P10">1、制作基准：</text:p>
          </table:table-cell>
          <table:covered-table-cell/>
          <table:table-cell table:style-name="表格2.D27" table:number-columns-spanned="2" office:value-type="string">
            <text:p text:style-name="P11"/>
          </table:table-cell>
          <table:covered-table-cell/>
          <table:table-cell table:style-name="表格2.F27" table:number-columns-spanned="17" office:value-type="string">
            <text:p text:style-name="P10">原文件名：[[o.source_file_name]] <text:s/>使用软件及版本：[[o.soft_version.name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7">
          <table:covered-table-cell/>
          <table:table-cell table:style-name="表格2.B27" table:number-columns-spanned="2" office:value-type="string">
            <text:p text:style-name="P10"/>
          </table:table-cell>
          <table:covered-table-cell/>
          <table:table-cell table:style-name="表格2.D27" table:number-columns-spanned="2" office:value-type="string">
            <text:p text:style-name="P11"/>
          </table:table-cell>
          <table:covered-table-cell/>
          <table:table-cell table:style-name="表格2.F27" table:number-columns-spanned="17" office:value-type="string">
            <text:p text:style-name="P10">是档案号：<text:span text:style-name="T13">[[o.product_id]]</text:span>的更新版本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7">
          <table:covered-table-cell/>
          <table:table-cell table:style-name="表格2.B27" table:number-columns-spanned="2" office:value-type="string">
            <text:p text:style-name="P10">2、外形尺寸按：</text:p>
          </table:table-cell>
          <table:covered-table-cell/>
          <table:table-cell table:style-name="表格2.D27" table:number-columns-spanned="2" office:value-type="string">
            <text:p text:style-name="P11"/>
          </table:table-cell>
          <table:covered-table-cell/>
          <table:table-cell table:style-name="表格2.F27" table:number-columns-spanned="17" office:value-type="string">
            <text:p text:style-name="P12"><text:span text:style-name="T1"><text:s text:c="6"/>单件长：[[o.unit_length]] X 单件宽：</text:span><text:bookmark-start text:name="__DdeLink__24099_2069458482"/><text:bookmark-start text:name="__DdeLink__23604_2069458482"/><text:span text:style-name="T1">[[o.unit_width]]</text:span><text:bookmark-end text:name="__DdeLink__24099_2069458482"/><text:bookmark-end text:name="__DdeLink__23604_2069458482"/><text:span text:style-name="T1">CM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7">
          <table:covered-table-cell/>
          <table:table-cell table:style-name="表格2.B27" table:number-columns-spanned="2" office:value-type="string">
            <text:p text:style-name="P10">3、拼板方式按：</text:p>
          </table:table-cell>
          <table:covered-table-cell/>
          <table:table-cell table:style-name="表格2.D27" table:number-columns-spanned="2" office:value-type="string">
            <text:p text:style-name="P11"/>
          </table:table-cell>
          <table:covered-table-cell/>
          <table:table-cell table:style-name="表格2.F27" table:number-columns-spanned="17" office:value-type="string">
            <text:p text:style-name="P10"><text:s text:c="6"/>拼板长：[[o.pcs_length]] X <text:s/>拼板宽：[[o.pcs_width]]C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27">
          <table:covered-table-cell/>
          <table:table-cell table:style-name="表格2.A25" table:number-columns-spanned="2" office:value-type="string">
            <text:p text:style-name="P10">4、交货方式：</text:p>
          </table:table-cell>
          <table:covered-table-cell/>
          <table:table-cell table:style-name="表格2.H26" table:number-columns-spanned="2" office:value-type="string">
            <text:p text:style-name="P11"/>
          </table:table-cell>
          <table:covered-table-cell/>
          <table:table-cell table:style-name="表格2.H26" table:number-columns-spanned="2" office:value-type="string">
            <text:p text:style-name="P10">[[o.delivery_type]] <text:soft-page-break/>UNIT/PCS</text:p>
          </table:table-cell>
          <table:covered-table-cell/>
          <table:table-cell table:style-name="表格2.H26" table:number-columns-spanned="8" office:value-type="string">
            <text:p text:style-name="P10">拼板交货允许报废:<text:soft-page-break/>[[o.allow_scrap_count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T26" table:number-columns-spanned="7" office:value-type="string">
            <text:p text:style-name="P12"><text:span text:style-name="T1">批次允许报废百分比：</text:span><text:bookmark-start text:name="__DdeLink__9181_2069458482"/><text:bookmark-start text:name="__DdeLink__9177_2069458482"/><text:bookmark-start text:name="__DdeLink__9171_2069458482"/><text:soft-page-break/><text:span text:style-name="T1">[[o.allow_scrap_percent]]</text:span><text:bookmark-end text:name="__DdeLink__9181_2069458482"/><text:bookmark-end text:name="__DdeLink__9177_2069458482"/><text:bookmark-end text:name="__DdeLink__9171_2069458482"/><text:span text:style-name="T1">%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32">
          <table:table-cell table:style-name="表格2.A25" office:value-type="string">
            <text:p text:style-name="P11">特</text:p>
            <text:p text:style-name="P11"/>
            <text:p text:style-name="P11">殊</text:p>
            <text:p text:style-name="P11"/>
            <text:p text:style-name="P11">说</text:p>
            <text:p text:style-name="P11"/>
            <text:p text:style-name="P11">明</text:p>
          </table:table-cell>
          <table:table-cell table:style-name="表格2.B32" table:number-columns-spanned="21" office:value-type="string">
            <text:p text:style-name="P13">[[o.special_process_note]][[o.packing_note]][[o.delivery_order_request]][[o.partner_special_request]]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表格2.33">
          <table:table-cell table:style-name="表格2.A25" table:number-rows-spanned="2" office:value-type="string">
            <text:p text:style-name="P11">审</text:p>
            <text:p text:style-name="P11">核</text:p>
          </table:table-cell>
          <table:table-cell table:style-name="表格2.B25" table:number-columns-spanned="6" office:value-type="string">
            <text:p text:style-name="P12"><text:span text:style-name="T1">订单中心资料审核：[[o.order_recive_id.assessor_id.employeename]]</text:span><text:bookmark-start text:name="__DdeLink__5375_554328645"/><text:span text:style-name="T1"> <text:s text:c="7"/></text:span><text:bookmark-end text:name="__DdeLink__5375_554328645"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H25" table:number-columns-spanned="14" office:value-type="string">
            <text:p text:style-name="P10"><text:span text:style-name="T14">■</text:span>合格 <text:s text:c="5"/><text:span text:style-name="T8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T25" office:value-type="string">
            <text:p text:style-name="P12"/>
          </table:table-cell>
        </table:table-row>
        <table:table-row table:style-name="表格2.34">
          <table:covered-table-cell/>
          <table:table-cell table:style-name="表格2.A25" table:number-columns-spanned="6" office:value-type="string">
            <text:p text:style-name="P10">工程部门资料审核： <text:s text:c="1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表格2.H26" table:number-columns-spanned="14" office:value-type="string">
            <text:p text:style-name="P10"><text:span text:style-name="T8">□</text:span><text:span text:style-name="T9">合格</text:span> <text:s text:c="5"/><text:span text:style-name="T8">□不合格</text:span> <text:s text:c="21"/>日期：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表格2.T26" office:value-type="string">
            <text:p text:style-name="P10"/>
          </table:table-cell>
        </table:table-row>
      </table:table>
      <table:table table:name="表格3" table:style-name="表格3">
        <table:table-column table:style-name="表格3.A"/>
        <table:table-row table:style-name="表格3.1">
          <table:table-cell table:style-name="表格3.A1" office:value-type="string">
            <text:p text:style-name="P8"><text:span text:style-name="T3">2007/12/08 R</text:span><text:span text:style-name="T4">ev:C <text:s text:c="182"/>MTL-SR-006 <text:s/></text:span><text:span text:style-name="T1"><text:s text:c="70"/>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宋体1" svg:font-family="宋体"/>
    <style:font-face style:name="Consolas" svg:font-family="Consolas" style:font-family-generic="swiss" style:font-pitch="fixed"/>
    <style:font-face style:name="宋体" svg:font-family="宋体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宋体2" svg:font-family="宋体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en" fo:country="US" style:letter-kerning="true" style:font-name-asian="宋体2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微软雅黑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0.499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ang sheng wang</meta:initial-creator>
    <meta:creation-date>2012-05-09T15:13:06.96</meta:creation-date>
    <dc:date>2015-01-28T21:42:40.52</dc:date>
    <meta:editing-duration>P1DT3H6M6S</meta:editing-duration>
    <meta:editing-cycles>367</meta:editing-cycles>
    <meta:generator>OpenOffice/4.0.1$Win32 OpenOffice.org_project/401m5$Build-9714</meta:generator>
    <meta:document-statistic meta:table-count="2" meta:image-count="1" meta:object-count="0" meta:page-count="2" meta:paragraph-count="96" meta:word-count="508" meta:character-count="2541"/>
  </office:meta>
</office:document-meta>
</file>